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543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uznia1_KNN_3_distanceAlgorithm_STATISTICS_MISSING_AP_6_Algorithms_ap_vector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kuznia1_KNN_3_distanceAlgorithm_STATISTICS_MISSING_AP_6_Algorithms_ap_vector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8:47:14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